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Heading_20_1">
      <style:text-properties style:font-name="Times New Roman" fo:font-size="14pt" style:font-size-asian="14pt" style:font-size-complex="14pt"/>
    </style:style>
    <style:style style:name="P4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o de Comunicação</text:p>
      <text:h text:style-name="P3" text:outline-level="1">Interessados do Projeto</text:h>
      <text:p text:style-name="P1"><text:tab/><text:span text:style-name="T1">São identificados quem são os interessados por este projeto.</text:span></text:p>
      <text:h text:style-name="P3" text:outline-level="1">Fases do Projeto</text:h>
      <text:p text:style-name="P4"><text:tab/>São definidas em quais fases os interessados pelo projeto irão participar. É <text:tab/>importante definir qual evento determinará a necessidade desta comunicação.</text:p>
      <text:h text:style-name="P3" text:outline-level="1">Ferramentas e métodos utilizados</text:h>
      <text:p text:style-name="P4"><text:tab/>Definir quais ferramentas serão utilizados para a comunicação do projeto. No <text:tab/>caso de e-mail é necessário definir quais são os e-mails dos interessados.</text:p>
      <text:h text:style-name="P3" text:outline-level="1">Gestão de mudança</text:h>
      <text:p text:style-name="P4"><text:tab/>As solicitações de mudança e relatórios de problema deverão ser enviadas por <text:tab/>e-mail para o presidente do Comitê de Controle de Mudanaça, definido nos <text:tab/>papéis do Plano de Projeto.</text:p>
      <text:h text:style-name="P3" text:outline-level="1">Gerência de Reunião</text:h>
      <text:p text:style-name="P4"><text:tab/>Definir como serão marcadas as reuniões, avisadas para os participantes e <text:tab/>como estas serão documentadas.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1T14:44:22.75</meta:creation-date>
    <dc:date>2015-05-03T19:46:34.94</dc:date>
    <dc:creator>Daniel de Oliveira Vasconcelos</dc:creator>
    <meta:editing-duration>PT2H45M2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16" meta:character-count="781"/>
  </office:meta>
</office:document-meta>
</file>